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Лабораторная №1</text:p>
      <text:p text:style-name="P4">по предмету: математическая статистика</text:p>
      <text:p text:style-name="P4">Построение реализации случайной величины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Мухина Марина</text:p>
      <text:p text:style-name="P2">А-13-1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2014</text:p>
      <text:p text:style-name="Standard"/>
      <text:p text:style-name="P6">Задача 1</text:p>
      <text:p text:style-name="Standard">function y = f (A, B, C, q) </text:p>
      <text:p text:style-name="Standard"><text:s text:c="2"/>y = mod((A*q+B), C); </text:p>
      <text:p text:style-name="Standard">endfunction </text:p>
      <text:p text:style-name="Standard"/>
      <text:p text:style-name="Standard">function f = findnum (a) </text:p>
      <text:p text:style-name="Standard"/>
      <text:p text:style-name="Standard">b =[10000019, 10000079, 10000103, 10000121, 10000139, 10000141, 10000169, 10000189, 10000223, 10000229, 10000247, 10000253, 10000261, 10000271, 10000303, 10000339, 10000349, 10000357, 10000363, 10000379, 10000439, 10000451, 10000453, 10000457, 10000481, 10000511, 10000537, 10000583, 10000591, 10000609, 10000643, 10000651, 10000657, 10000667, 10000687, 10000691, 10000721, 10000723, 10000733, 10000741, 10000747, 10000759, 10000763, 10000769, 10000789, 10000799, 10000813, 10000819, 10000831, 10000849, 10000867, 10000871, 10000873, 10000877, 10000891, 10000931, 10000943, 10000961, 10000967, 10000987, 10000993, 10001009, 10001053, 10001081, 10001093, 10001107, 10001119, 10001203, 10001207, 10001209, 10001213, 10001221, 10001227, 10001231, 10001237, 10001261, 10001269, 10001281, 10001311, 10001347, 10001357, 10001363, 10001399, 10001401, 10001419, 10001441, 10001443, 10001461, 10001473, 10001483, 10001501, 10001521, 10001531, 10001533, 10001567, 10001569, 10001587, 10001603, 10001617, 10001659, 10001687, 10001701, 10001707, 10001713, 10001759, 10001777, 10001779, 10001791, 10001801, 10001807, 10001813, 10001819]; </text:p>
      <text:p text:style-name="Standard"/>
      <text:p text:style-name="Standard">begin = a; </text:p>
      <text:p text:style-name="Standard">n1 = 108; </text:p>
      <text:p text:style-name="Standard">period = 1; </text:p>
      <text:p text:style-name="Standard">while (period &lt; 20000000 || n1 &gt; 3) </text:p>
      <text:p text:style-name="Standard"><text:s text:c="2"/>n1--; </text:p>
      <text:p text:style-name="Standard"><text:s text:c="2"/>period = 2; </text:p>
      <text:p text:style-name="Standard"><text:s text:c="2"/>a = f(b(n1-2),b(n1+1),b(n1+2),begin); </text:p>
      <text:p text:style-name="Standard"><text:s text:c="2"/>while (a != begin) </text:p>
      <text:p text:style-name="Standard"><text:s text:c="3"/>a = f(b(n1-2),b(n1+1),b(n1+2),a); </text:p>
      <text:p text:style-name="Standard"><text:s text:c="3"/>period++; </text:p>
      <text:p text:style-name="Standard"><text:s text:c="2"/>end </text:p>
      <text:p text:style-name="Standard"><text:s text:c="2"/>period; </text:p>
      <text:p text:style-name="Standard"><text:s text:c="2"/>n1; </text:p>
      <text:p text:style-name="Standard">end </text:p>
      <text:p text:style-name="Standard">f = n1; </text:p>
      <text:p text:style-name="Standard">endfunction </text:p>
      <text:p text:style-name="Standard"/>
      <text:p text:style-name="Standard">A = 10001687, B = 10001713, C = 10001777</text:p>
      <text:p text:style-name="Standard"/>
      <text:p text:style-name="Standard">Первые 10 элементов последовательности:</text:p>
      <text:p text:style-name="Standard">при a = 137528: <text:s/>158 <text:s text:c="2"/>9987493 <text:s text:c="2"/>1285496 <text:s text:c="2"/>4326620 <text:s text:c="3"/>673439 <text:s text:c="2"/>9402865 <text:s text:c="2"/>3893131 <text:s text:c="2"/>9682118 <text:s text:c="2"/>8765692 <text:s text:c="2"/>1228039 </text:p>
      <text:p text:style-name="Standard"/>
      <text:p text:style-name="Standard"/>
      <text:p text:style-name="P6">Задача 2</text:p>
      <text:p text:style-name="P1"/>
      <text:p text:style-name="P5">#Список случайных величинын длины n</text:p>
      <text:p text:style-name="Standard">function f = beginlistravn (n) </text:p>
      <text:p text:style-name="Standard"><text:s/>i = 2; </text:p>
      <text:p text:style-name="Standard"><text:s/>ap = randi(1000); </text:p>
      <text:p text:style-name="Standard"><text:s/>#ap = 137528; </text:p>
      <text:p text:style-name="Standard"><text:s/>lista = [ap]; </text:p>
      <text:p text:style-name="Standard"><text:s/>while (i &lt;= n) </text:p>
      <text:p text:style-name="Standard"><text:s text:c="2"/>ap = f(10001687, 10001713, 10001777, ap); </text:p>
      <text:p text:style-name="Standard"><text:s text:c="2"/>lista = [lista, ap]; </text:p>
      <text:p text:style-name="Standard"><text:s text:c="2"/>i++; </text:p>
      <text:p text:style-name="Standard"><text:s/>end </text:p>
      <text:p text:style-name="Standard"><text:s/>f = lista; <text:tab/> </text:p>
      <text:p text:style-name="Standard">endfunction </text:p>
      <text:p text:style-name="Standard"/>
      <text:p text:style-name="Standard">function f = realrand (lista) </text:p>
      <text:p text:style-name="Standard">#list of rand </text:p>
      <text:p text:style-name="Standard"><text:s/>listx = lista / 10001777; </text:p>
      <text:p text:style-name="Standard"><text:s/>f = listx; </text:p>
      <text:p text:style-name="Standard">endfunction </text:p>
      <text:p text:style-name="Standard"/>
      <text:p text:style-name="Standard">function f = <text:span text:style-name="T2">ravnrasp</text:span>(a, b, lista) </text:p>
      <text:p text:style-name="Standard">#from, to, list of rand. R[a,b] </text:p>
      <text:p text:style-name="Standard"><text:s/>f = a + (b - a) * lista; </text:p>
      <text:p text:style-name="Standard">endfunction </text:p>
      <text:p text:style-name="Standard"/>
      <text:p text:style-name="Standard"><text:span text:style-name="T1">listRavn</text:span> = ravnrasp(-1, 2, beginlistravn(10)) </text:p>
      <text:p text:style-name="Standard"><text:s/>-0.958749 <text:s text:c="2"/>1.287385 <text:s text:c="2"/>0.135373 <text:s text:c="2"/>1.816416 <text:s text:c="2"/>0.522557 <text:s/>-0.030126 <text:s text:c="2"/>1.711316 <text:s text:c="2"/>0.981541 <text:s text:c="2"/>0.661302 <text:s/>-0.517162</text:p>
      <text:p text:style-name="Standard"/>
      <text:p text:style-name="Standard">function f = <text:span text:style-name="T2">binomialz</text:span>(p, lista) </text:p>
      <text:p text:style-name="Standard">#limit for binary, list of rand or realiz </text:p>
      <text:p text:style-name="Standard"><text:s/>l = []; </text:p>
      <text:p text:style-name="Standard"><text:s/>i = 1; </text:p>
      <text:p text:style-name="Standard"><text:s/>n = sqrt(length(lista)); </text:p>
      <text:p text:style-name="Standard"><text:s/>list = binary(p, lista); </text:p>
      <text:p text:style-name="Standard"><text:s/>while (i &lt;= n) </text:p>
      <text:p text:style-name="Standard"><text:s text:c="5"/>j = (i-1)*n+1; </text:p>
      <text:p text:style-name="Standard"><text:s text:c="5"/>s = 0; </text:p>
      <text:p text:style-name="Standard"><text:s text:c="5"/>while (j &lt;= i*n) </text:p>
      <text:p text:style-name="Standard"><text:s text:c="9"/>s += list(j); </text:p>
      <text:p text:style-name="Standard"><text:s text:c="9"/>j++; </text:p>
      <text:p text:style-name="Standard"><text:s text:c="5"/>end; </text:p>
      <text:p text:style-name="Standard"><text:s text:c="5"/>l = [l, s]; </text:p>
      <text:p text:style-name="Standard"><text:s text:c="5"/>i++; </text:p>
      <text:p text:style-name="Standard"><text:soft-page-break/><text:s/>end; </text:p>
      <text:p text:style-name="Standard"><text:s/>f = l; </text:p>
      <text:p text:style-name="Standard">endfunction </text:p>
      <text:p text:style-name="Standard"/>
      <text:p text:style-name="Standard">function f = binomialzreal(n, p) </text:p>
      <text:p text:style-name="Standard"><text:s/>l = beginlistravn(n^2); </text:p>
      <text:p text:style-name="Standard"><text:s/>f = binomialz(p, l); </text:p>
      <text:p text:style-name="Standard">endfunction </text:p>
      <text:p text:style-name="Standard"/>
      <text:p text:style-name="Standard">function f = <text:span text:style-name="T2">binary</text:span>(p, list) </text:p>
      <text:p text:style-name="Standard">#count, limit, list rand or list real </text:p>
      <text:p text:style-name="Standard"><text:s/>i = 1; </text:p>
      <text:p text:style-name="Standard"><text:s/>l = []; </text:p>
      <text:p text:style-name="Standard"><text:s/>while (i &lt;= length(list)) </text:p>
      <text:p text:style-name="Standard"><text:s text:c="4"/>if (list(i) &lt; p) </text:p>
      <text:p text:style-name="Standard"><text:s text:c="8"/>l = [l, 1]; </text:p>
      <text:p text:style-name="Standard"><text:s text:c="4"/>else </text:p>
      <text:p text:style-name="Standard"><text:s text:c="8"/>l = [l, 0]; </text:p>
      <text:p text:style-name="Standard"><text:s text:c="4"/>end </text:p>
      <text:p text:style-name="Standard"><text:s text:c="4"/>i++; </text:p>
      <text:p text:style-name="Standard"><text:s/>end </text:p>
      <text:p text:style-name="Standard"><text:s/>f = l; </text:p>
      <text:p text:style-name="Standard">endfunction </text:p>
      <text:p text:style-name="Standard"/>
      <text:p text:style-name="Standard">function f = binaryrand(n, p) </text:p>
      <text:p text:style-name="Standard"><text:s/>f = binary(n, p, beginlistravn(n)); </text:p>
      <text:p text:style-name="Standard">endfunction </text:p>
      <text:p text:style-name="Standard"/>
      <text:p text:style-name="Standard"><text:span text:style-name="T1">listBinom</text:span> = binomializreal(8, 0.3, 10)</text:p>
      <text:p text:style-name="Standard">1 <text:s text:c="2"/>2 <text:s text:c="2"/>5 <text:s text:c="2"/>1 <text:s text:c="2"/>3 <text:s text:c="2"/>1 <text:s text:c="2"/>3 <text:s text:c="2"/>1 <text:s text:c="2"/>3 <text:s text:c="2"/>3</text:p>
      <text:p text:style-name="Standard"/>
      <text:p text:style-name="Standard">function f = <text:span text:style-name="T2">normone</text:span>(m, D, r, n, lista) </text:p>
      <text:p text:style-name="Standard">#m, D^2, count, count for R[0,1]. N(m,D^2) </text:p>
      <text:p text:style-name="Standard"><text:s/>i = 1; </text:p>
      <text:p text:style-name="Standard"><text:s/>listy = []; <text:tab/><text:tab/>#N(0,1) </text:p>
      <text:p text:style-name="Standard"><text:s/>listz = [];<text:tab/><text:tab/>#N(m,D^2) </text:p>
      <text:p text:style-name="Standard"><text:s/>while (i &lt;= r) </text:p>
      <text:p text:style-name="Standard"><text:s text:c="4"/>sum = 0; </text:p>
      <text:p text:style-name="Standard"><text:s text:c="4"/>j = 1; </text:p>
      <text:p text:style-name="Standard"><text:s text:c="4"/>while (j &lt;= n) </text:p>
      <text:p text:style-name="Standard"><text:s text:c="7"/>sum += lista(j); </text:p>
      <text:p text:style-name="Standard"><text:s text:c="7"/>j++; </text:p>
      <text:p text:style-name="Standard"><text:s text:c="4"/>end </text:p>
      <text:p text:style-name="Standard"><text:s text:c="4"/>listy(i) = ((1/n) * sum - 1/2) / sqrt(1/(12*n)); </text:p>
      <text:p text:style-name="Standard"><text:s text:c="4"/>i++; </text:p>
      <text:p text:style-name="Standard"><text:s/>end </text:p>
      <text:p text:style-name="Standard"><text:soft-page-break/><text:s/>listz = m + sqrt(D)*listy; </text:p>
      <text:p text:style-name="Standard"><text:s/>f = listz; </text:p>
      <text:p text:style-name="Standard">endfunction </text:p>
      <text:p text:style-name="Standard"/>
      <text:p text:style-name="Standard"><text:span text:style-name="T1">listNorm</text:span> = normonereal(1, 2, 10, 10)</text:p>
      <text:p text:style-name="Standard">1.314926 <text:s/>-0.014391 <text:s text:c="2"/>1.744120 <text:s/>-0.079788 <text:s text:c="2"/>1.521615 <text:s text:c="2"/>2.711257 <text:s text:c="2"/>2.255889 <text:s text:c="2"/>0.792147 <text:s/>-0.667327 <text:s text:c="2"/>2.133786</text:p>
      <text:p text:style-name="Standard"/>
      <text:p text:style-name="Standard">function f = normonerand(m, D, r, n) </text:p>
      <text:p text:style-name="Standard"><text:s/>l = ravnrasp(0, 1, beginlistravn(r*n)); </text:p>
      <text:p text:style-name="Standard"><text:s/>f = normone(m, D, r, n, l); </text:p>
      <text:p text:style-name="Standard">endfunction </text:p>
      <text:p text:style-name="Standard"/>
      <text:p text:style-name="Standard">function f = <text:span text:style-name="T2">normmore</text:span>(m, D, k, l, listy) </text:p>
      <text:p text:style-name="Standard">#matrix kxl. N(m,D^2) </text:p>
      <text:p text:style-name="Standard"><text:s/>L = chol(D)'; </text:p>
      <text:p text:style-name="Standard"><text:s/>f = m + L*listy; </text:p>
      <text:p text:style-name="Standard">endfunction </text:p>
      <text:p text:style-name="Standard"/>
      <text:p text:style-name="Standard">function f = normmorerand(m, D, k, l) </text:p>
      <text:p text:style-name="Standard">#matrix kxl. N(m, D^2) </text:p>
      <text:p text:style-name="Standard"><text:s/>listy = []; </text:p>
      <text:p text:style-name="Standard"><text:s/>i = 1; </text:p>
      <text:p text:style-name="Standard"><text:s/>while (i &lt;= l) </text:p>
      <text:p text:style-name="Standard"><text:s text:c="2"/>listy = [listy; normonerand(m, D(i), k, 100)]; </text:p>
      <text:p text:style-name="Standard"><text:s text:c="2"/>i++; </text:p>
      <text:p text:style-name="Standard"><text:s/>end </text:p>
      <text:p text:style-name="Standard"><text:s/>f = normmore(m, D, k, l, listy); </text:p>
      <text:p text:style-name="Standard">endfunction </text:p>
      <text:p text:style-name="Standard"/>
      <text:p text:style-name="Standard">normmorerand(x, y, 3, 3) </text:p>
      <text:p text:style-name="Standard"/>
      <text:p text:style-name="Standard">function f = <text:span text:style-name="T2">Poisson</text:span>(l, size) </text:p>
      <text:p text:style-name="Standard">#count for R[0,1], count </text:p>
      <text:p text:style-name="Standard"><text:s/>i = 1; </text:p>
      <text:p text:style-name="Standard"><text:s/>listY []; </text:p>
      <text:p text:style-name="Standard"><text:s/>x = beginlistravn(size, 0, 2*l); </text:p>
      <text:p text:style-name="Standard"><text:s/>while (i &lt;= size) </text:p>
      <text:p text:style-name="Standard"><text:s text:c="4"/>k = x(i); </text:p>
      <text:p text:style-name="Standard"><text:s text:c="4"/>x(i) = 0; </text:p>
      <text:p text:style-name="Standard"><text:s text:c="4"/>j = 1; </text:p>
      <text:p text:style-name="Standard"><text:s text:c="4"/>while(j &lt;= k) </text:p>
      <text:p text:style-name="Standard"><text:s text:c="6"/>x(i) = x(i) + (l^j * exp(-l)) / factorial(j); </text:p>
      <text:p text:style-name="Standard"><text:s text:c="6"/>j++; </text:p>
      <text:p text:style-name="Standard"><text:s text:c="4"/>end </text:p>
      <text:p text:style-name="Standard"><text:s text:c="4"/>i++; </text:p>
      <text:p text:style-name="Standard"><text:soft-page-break/><text:s/>end </text:p>
      <text:p text:style-name="Standard"><text:s/>f = x; </text:p>
      <text:p text:style-name="Standard">endfunction </text:p>
      <text:p text:style-name="Standard"/>
      <text:p text:style-name="Standard">function f = <text:span text:style-name="T2">Exponential</text:span>(l, size) </text:p>
      <text:p text:style-name="Standard">#koef, count </text:p>
      <text:p text:style-name="Standard"><text:s/>listx = beginlistravn(size, 0, 1); </text:p>
      <text:p text:style-name="Standard"><text:s/>i = 1; </text:p>
      <text:p text:style-name="Standard"><text:s/>listy = []; </text:p>
      <text:p text:style-name="Standard"><text:s/>while (i &lt;= size) </text:p>
      <text:p text:style-name="Standard"><text:s text:c="4"/>listy = [listy, (-1) * (log(1 - listx(i)) / l)]; </text:p>
      <text:p text:style-name="Standard"><text:s text:c="4"/>i++; </text:p>
      <text:p text:style-name="Standard"><text:s/>end </text:p>
      <text:p text:style-name="Standard"><text:s/>f = listy; </text:p>
      <text:p text:style-name="Standard">endfunction</text:p>
      <text:p text:style-name="Standard"/>
      <text:p text:style-name="Standard"><text:span text:style-name="T1">listExpo</text:span> = Exponential(4, 10)</text:p>
      <text:p text:style-name="Standard">0.0034614 <text:s text:c="2"/>0.3593564 <text:s text:c="2"/>0.1188878 <text:s text:c="2"/>0.6984236 <text:s text:c="2"/>0.1770748 <text:s text:c="2"/>0.0976286 <text:s text:c="2"/>0.5852587 <text:s text:c="2"/>0.2700804 <text:s text:c="2"/>0.2017286 <text:s text:c="2"/>0.0438701 </text:p>
      <text:p text:style-name="Standard"/>
      <text:p text:style-name="Standard">function f = Funcraspgeneral(size)</text:p>
      <text:p text:style-name="Standard"><text:s/>listy = ravnrasp(0, 1, size);</text:p>
      <text:p text:style-name="Standard"><text:s/>i = 1;</text:p>
      <text:p text:style-name="Standard"><text:s/>listn = [];</text:p>
      <text:p text:style-name="Standard"><text:s/>while (i &lt;= size)</text:p>
      <text:p text:style-name="Standard"><text:s text:c="3"/>listn = [listn, funcraspprivate(listy(i))];</text:p>
      <text:p text:style-name="Standard"><text:s text:c="3"/>i++;</text:p>
      <text:p text:style-name="Standard"><text:s/>end</text:p>
      <text:p text:style-name="Standard"><text:s/>f = listn;</text:p>
      <text:p text:style-name="Standard">end</text:p>
      <text:p text:style-name="Standard"/>
      <text:p text:style-name="Standard">function f = funcraspprivate(x)</text:p>
      <text:p text:style-name="Standard"><text:s/>if (x &lt;= -0.1)</text:p>
      <text:p text:style-name="Standard"><text:s text:c="5"/>f = funcfind(x, 1);</text:p>
      <text:p text:style-name="Standard"><text:s text:c="3"/>else if (x &gt; 0.3)</text:p>
      <text:p text:style-name="Standard"><text:s text:c="5"/>f = funcfind(x, 2);</text:p>
      <text:p text:style-name="Standard"><text:s text:c="3"/>else</text:p>
      <text:p text:style-name="Standard"><text:s text:c="5"/>f = (x - 0.425)/1.25;</text:p>
      <text:p text:style-name="Standard"><text:s text:c="3"/>end</text:p>
      <text:p text:style-name="Standard">endfunction</text:p>
      <text:p text:style-name="Standard"></text:p>
      <text:p text:style-name="Standard">function f = Fexp1(x)</text:p>
      <text:p text:style-name="Standard"><text:s/>f = 1 - 0.2 * exp(-x + 0.3);</text:p>
      <text:p text:style-name="Standard">endfunction</text:p>
      <text:p text:style-name="Standard"></text:p>
      <text:p text:style-name="Standard">function f = Fexp2(x)</text:p>
      <text:p text:style-name="Standard"><text:soft-page-break/><text:s/>f = 0.1 * exp(x + 0.1);</text:p>
      <text:p text:style-name="Standard">endfunction</text:p>
      <text:p text:style-name="Standard"></text:p>
      <text:p text:style-name="Standard">function f = funcfind(x, id)</text:p>
      <text:p text:style-name="Standard"><text:s/>toch = 0.0001;</text:p>
      <text:p text:style-name="Standard"><text:s/>sdv = 10;</text:p>
      <text:p text:style-name="Standard"><text:s/>zn = 50;</text:p>
      <text:p text:style-name="Standard"><text:s/>if (id == 1)</text:p>
      <text:p text:style-name="Standard"><text:s text:c="2"/>funczn = Fexp1(zn);</text:p>
      <text:p text:style-name="Standard"><text:s/>else</text:p>
      <text:p text:style-name="Standard"><text:s text:c="2"/>funczn = Fexp2(zn);</text:p>
      <text:p text:style-name="Standard"><text:s/>end</text:p>
      <text:p text:style-name="Standard"><text:s/>fl = 1;</text:p>
      <text:p text:style-name="Standard"><text:s/>while (abs(funczn - x) &gt; toch)</text:p>
      <text:p text:style-name="Standard"><text:s text:c="2"/>if (funczn &lt; x)</text:p>
      <text:p text:style-name="Standard"><text:s text:c="3"/>if (fl == 1)</text:p>
      <text:p text:style-name="Standard"><text:s text:c="5"/>zn = zn + sdv;</text:p>
      <text:p text:style-name="Standard"><text:s text:c="3"/>else</text:p>
      <text:p text:style-name="Standard"><text:s text:c="5"/>sdv = sdv / 2;</text:p>
      <text:p text:style-name="Standard"><text:s text:c="5"/>zn = zn + sdv;</text:p>
      <text:p text:style-name="Standard"><text:s text:c="5"/>fl = 1;</text:p>
      <text:p text:style-name="Standard"><text:s text:c="3"/>end</text:p>
      <text:p text:style-name="Standard"><text:s text:c="2"/>else</text:p>
      <text:p text:style-name="Standard"><text:s text:c="3"/>if (fl == 0)</text:p>
      <text:p text:style-name="Standard"><text:s text:c="5"/>zn = zn - sdv;</text:p>
      <text:p text:style-name="Standard"><text:s text:c="3"/>else</text:p>
      <text:p text:style-name="Standard"><text:s text:c="5"/>sdv = sdv / 2;</text:p>
      <text:p text:style-name="Standard"><text:s text:c="5"/>zn = zn - sdv;</text:p>
      <text:p text:style-name="Standard"><text:s text:c="5"/>fl = 0;</text:p>
      <text:p text:style-name="Standard"><text:s text:c="3"/>end</text:p>
      <text:p text:style-name="Standard"><text:s text:c="2"/>end</text:p>
      <text:p text:style-name="Standard"><text:s text:c="2"/>if (id == 1)</text:p>
      <text:p text:style-name="Standard"><text:s text:c="3"/>funczn = Fexp1(zn);</text:p>
      <text:p text:style-name="Standard"><text:s text:c="2"/>else</text:p>
      <text:p text:style-name="Standard"><text:s text:c="3"/>funczn = Fexp2(zn);</text:p>
      <text:p text:style-name="Standard"><text:s text:c="2"/>end</text:p>
      <text:p text:style-name="Standard"><text:s/>end</text:p>
      <text:p text:style-name="Standard"><text:s/>f = funczn;</text:p>
      <text:p text:style-name="Standard">endfunction</text:p>
      <text:p text:style-name="Standard"/>
      <text:p text:style-name="Standard"/>
      <text:p text:style-name="Standard"><text:span text:style-name="T1">ListFunc</text:span> = Funcraspgeneral(10)</text:p>
      <text:p text:style-name="Standard">1.3753e+05 <text:s text:c="2"/>7.6260e+06 <text:s text:c="2"/>3.7852e+06 <text:s text:c="2"/>9.3897e+06 <text:s text:c="2"/>5.0761e+06 <text:s text:c="2"/>3.2335e+06 <text:s text:c="2"/>9.0393e+06 <text:s text:c="2"/>6.6063e+06 <text:s text:c="2"/>5.5387e+06 <text:s text:c="2"/>1.6097e+06</text:p>
      <text:p text:style-name="Standard"/>
      <text:p text:style-name="Standard"/>
      <text:p text:style-name="Standard"><text:soft-page-break/>function f = Func2(C, P, size)</text:p>
      <text:p text:style-name="Standard"><text:s/>i = 2;</text:p>
      <text:p text:style-name="Standard"><text:s/>sumP = [P(1)];</text:p>
      <text:p text:style-name="Standard"><text:s/>while (i &lt;= size)</text:p>
      <text:p text:style-name="Standard"><text:s text:c="3"/>sumP (i) = sumP(i-1) + P(i);;</text:p>
      <text:p text:style-name="Standard"><text:s text:c="3"/>i++;</text:p>
      <text:p text:style-name="Standard"><text:s/>end</text:p>
      <text:p text:style-name="Standard"><text:s/>list = ravnrasp(0, 0.7, realrand(beginlistravn(size)))</text:p>
      <text:p text:style-name="Standard"><text:s/>listy = [];</text:p>
      <text:p text:style-name="Standard"><text:s/>i = 1;</text:p>
      <text:p text:style-name="Standard"><text:s/>while (i &lt;= size)</text:p>
      <text:p text:style-name="Standard"><text:s text:c="3"/>j = 1;</text:p>
      <text:p text:style-name="Standard"><text:s text:c="3"/>while ((list(i) &gt;= sumP(j)) &amp; (sumP(j+1) &gt; list(i)))</text:p>
      <text:p text:style-name="Standard"><text:s text:c="4"/>j++;</text:p>
      <text:p text:style-name="Standard"><text:s text:c="3"/>end</text:p>
      <text:p text:style-name="Standard"><text:s text:c="2"/>listy = [listy, C(j)];</text:p>
      <text:p text:style-name="Standard"><text:s text:c="2"/>i++;</text:p>
      <text:p text:style-name="Standard"><text:s/>end</text:p>
      <text:p text:style-name="Standard"><text:s/>f = listy;</text:p>
      <text:p text:style-name="Standard">endfunction</text:p>
      <text:p text:style-name="Standard"/>
      <text:p text:style-name="Standard"/>
      <text:p text:style-name="Standard">c = [2, 4, 5, 7, 8, 9, 10];</text:p>
      <text:p text:style-name="Standard">p = [0.2, 0.1, 0.18, 0.3, 0.11, 0.02, 0.04, 0.05, 0.08, 0.12];</text:p>
      <text:p text:style-name="Standard"><text:span text:style-name="T1">listFunc2</text:span> = Func2(c, p, 10)</text:p>
      <text:p text:style-name="Standard">2 <text:s text:c="2"/>2 <text:s text:c="2"/>4 <text:s text:c="2"/>2 <text:s text:c="2"/>2 <text:s text:c="2"/>4 <text:s text:c="2"/>2 <text:s text:c="2"/>2 <text:s text:c="2"/>2 <text:s text:c="2"/>2</text:p>
      <text:p text:style-name="P6">Задача 3</text:p>
      <text:p text:style-name="P1"/>
      <text:p text:style-name="P5">function f = normmore(m, D, k, l, listy)</text:p>
      <text:p text:style-name="P5">#matrix kxl. N(m,D^2)</text:p>
      <text:p text:style-name="P5"><text:s/>L = chol(D)';</text:p>
      <text:p text:style-name="P5"><text:s/>f = m + L*listy;</text:p>
      <text:p text:style-name="P5">endfunction</text:p>
      <text:p text:style-name="P5"></text:p>
      <text:p text:style-name="P5">function f = normmorereal(m, D, k, l)</text:p>
      <text:p text:style-name="P5">#matrix kxl. N(m, D^2)</text:p>
      <text:p text:style-name="P5"><text:s/>listy = [];</text:p>
      <text:p text:style-name="P5"><text:s/>i = 1;</text:p>
      <text:p text:style-name="P5"><text:s/>while (i &lt;= l)</text:p>
      <text:p text:style-name="P5"><text:s text:c="2"/>listy = [listy; normonereal(m, D(i), k, 100)];</text:p>
      <text:p text:style-name="P5"><text:s text:c="2"/>i++;</text:p>
      <text:p text:style-name="P5"><text:s/>end</text:p>
      <text:p text:style-name="P5"><text:s/>f = normmore(m, D, k, l, listy);</text:p>
      <text:p text:style-name="P5">endfunction</text:p>
      <text:p text:style-name="P5"></text:p>
      <text:p text:style-name="P5">function f = normmorerand(m, D, k, l)</text:p>
      <text:p text:style-name="P5">#matrix kxl. N(m, D^2)</text:p>
      <text:p text:style-name="P5"><text:s/>listy = [];</text:p>
      <text:p text:style-name="P5"><text:s/>i = 1;</text:p>
      <text:p text:style-name="P5"><text:s/>while (i &lt;= l)</text:p>
      <text:p text:style-name="P5"><text:s text:c="2"/>listy = [listy; normonerand(m, D(i), k, 100)];</text:p>
      <text:p text:style-name="P5"><text:s text:c="2"/>i++;</text:p>
      <text:p text:style-name="P5"><text:s/>end</text:p>
      <text:p text:style-name="P5"><text:s/>f = normmore(m, D, k, l, listy);</text:p>
      <text:p text:style-name="P5">endfunction</text:p>
      <text:p text:style-name="P5"></text:p>
      <text:p text:style-name="P5">y = [5, 2, 3; 2, 6, 1; 3, 1, 7];</text:p>
      <text:p text:style-name="P5">x = 1;</text:p>
      <text:p text:style-name="P5"></text:p>
      <text:p text:style-name="P5"><text:span text:style-name="T1">MatrixNorm</text:span> = normmorerand(x, y, 3, 3)</text:p>
      <text:p text:style-name="P5"/>
      <text:p text:style-name="P5"><text:s text:c="3"/>8.8533e+08 <text:s text:c="2"/>8.8533e+08 <text:s text:c="2"/>8.8533e+08</text:p>
      <text:p text:style-name="P5"><text:s text:c="3"/>9.2515e+08 <text:s text:c="2"/>9.2515e+08 <text:s text:c="2"/>9.2515e+08</text:p>
      <text:p text:style-name="P5"><text:s text:c="3"/>1.2081e+09 <text:s text:c="2"/>1.2081e+09 <text:s text:c="2"/>1.2081e+09</text:p>
      <text:p text:style-name="P5"/>
      <text:p text:style-name="P6">Задача 4</text:p>
      <text:p text:style-name="P5"/>
      <text:p text:style-name="P5">function f = Polimreal(C,, size, n)</text:p>
      <text:p text:style-name="P5"><text:s/>list = ravnrasp(0, 1, beginlistravn(size*n));</text:p>
      <text:p text:style-name="P5"><text:s/>f = Polim(C,, size, n, list);</text:p>
      <text:p text:style-name="P5">endfunction</text:p>
      <text:p text:style-name="P5"></text:p>
      <text:p text:style-name="P5">function f = Polim(C, size, n, list)</text:p>
      <text:p text:style-name="P5"><text:s/>listpsi = [];</text:p>
      <text:p text:style-name="P5"><text:s/>k = 1;</text:p>
      <text:p text:style-name="P5"><text:s/>while (k &lt;= n)</text:p>
      <text:p text:style-name="P5"><text:s/>i = 1;</text:p>
      <text:p text:style-name="P5"><text:s/>while (i &lt;= size)</text:p>
      <text:p text:style-name="P5"><text:s text:c="3"/>q = (i-1)*n+1;</text:p>
      <text:p text:style-name="P5"><text:s text:c="5"/>s = 0;</text:p>
      <text:p text:style-name="P5"><text:s text:c="5"/>while (q &lt;= i*n)</text:p>
      <text:p text:style-name="P5"><text:s text:c="7"/>if (list(q) == C(k))</text:p>
      <text:p text:style-name="P5"><text:s text:c="9"/>s++;</text:p>
      <text:p text:style-name="P5"><text:s text:c="7"/>end</text:p>
      <text:p text:style-name="P5"><text:s text:c="7"/>q++;</text:p>
      <text:p text:style-name="P5"><text:s text:c="5"/>end</text:p>
      <text:p text:style-name="P5"><text:s text:c="5"/>listpsi = [listpsi, s];</text:p>
      <text:p text:style-name="P5"><text:s text:c="3"/>i++;</text:p>
      <text:p text:style-name="P5"><text:s/>end</text:p>
      <text:p text:style-name="P5"><text:s/>listpsi = [listpsi; ];</text:p>
      <text:p text:style-name="P5"><text:s/>k++;</text:p>
      <text:p text:style-name="P5"><text:s/>end</text:p>
      <text:p text:style-name="P5"><text:s/>f = listpsi;</text:p>
      <text:p text:style-name="P5">endfunction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deb </meta:initial-creator>
    <meta:creation-date>2014-11-10T23:45:49</meta:creation-date>
    <dc:date>2014-11-19T01:44:48</dc:date>
    <dc:creator>mdeb </dc:creator>
    <meta:editing-duration>P2DT2H17M21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0" meta:paragraph-count="321" meta:word-count="1222" meta:character-count="7651" meta:non-whitespace-character-count="5789"/>
  </office:meta>
</office:document-meta>
</file>